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style>
    <style:style style:name="P5" style:family="paragraph" style:parent-style-name="Text_20_body" style:list-style-name="L3">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4">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4, 2021 (05: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the-instructions"/>Reading the Instructions<text:bookmark-end text:name="reading-the-instructions"/></text:h>
      <text:p text:style-name="First_20_paragraph">This is the third lab and you should have formed some habits by now.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P2">In the menu, click on <text:span text:style-name="NormalTok">Build</text:span> → <text:span text:style-name="NormalTok">Build solution</text:span> (or use Ctrl + Shift + B), then on <text:span text:style-name="NormalTok">Debug</text:span> → <text:span text:style-name="NormalTok">Start without Debugging</text:span> (or use Ctrl + F5).</text:p>
      <text:p text:style-name="First_20_paragraph">From now on, read “Create a new project” as</text:p>
      <text:p text:style-name="P3">Create a new project using the “Console Application Visual C#” template, as you did in lab 02. Pick simple and “valid” names for your project and solution, and make sure you save it in the right place, like a folder that includes the lab number. Compile and execute your program frequently, for instance upon completion of every item. <text:span text:style-name="T1">Do not hesitate to change your program to answer questions; you’re in a lab, you’re supposed to conduct experiments!</text:span> If you get an error when trying to compile your program, use Ctrl + Shift + F12 to “jump” to the line where VS thinks there is an error.</text:p>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1" text:outline-level="1"><text:bookmark-start text:name="first-variables-manipulation"/>First Variables Manipulation<text:bookmark-end text:name="first-variables-manipulation"/></text:h>
      <text:list text:style-name="L2">
        <text:list-item>
          <text:p text:style-name="P4">Create a new project as indicated above.</text:p>
        </text:list-item>
        <text:list-item>
          <text:p text:style-name="P4">In the <text:span text:style-name="NormalTok">Main</text:span> method, add three statements:</text:p>
          <text:list text:style-name="L3">
            <text:list-item>
              <text:p text:style-name="P5">One that declares a <text:span text:style-name="DataTypeTok">string</text:span> variable named <text:span text:style-name="NormalTok">lastName</text:span>.</text:p>
            </text:list-item>
            <text:list-item>
              <text:p text:style-name="P5">One that declares a <text:span text:style-name="DataTypeTok">string</text:span> variable named <text:span text:style-name="NormalTok">firstName</text:span>.</text:p>
            </text:list-item>
            <text:list-item>
              <text:p text:style-name="P5">One that declares an <text:span text:style-name="DataTypeTok">int</text:span> variable named <text:span text:style-name="NormalTok">classOf</text:span>.</text:p>
            </text:list-item>
          </text:list>
        </text:list-item>
        <text:list-item>
          <text:p text:style-name="P4">Below those three statements, write statements that assign your last name to the first variable, your first name to the second variable, and your anticipated graduation year (i.e., 2025, for instance) to the third variable.</text:p>
        </text:list-item>
        <text:list-item>
          <text:p text:style-name="P4">Display at the screen the values of the three variables, using the following statement:</text:p>
          <text:p text:style-name="P6">Console.WriteLine($"My name is {firstName} {lastName}, and I expect to graduate in {classOf}.");</text:p>
        </text:list-item>
        <text:list-item>
          <text:p text:style-name="P4">Compile and execute your program. It should display a message like:</text:p>
          <text:p text:style-name="P7">My name is John Smith, and I expect to graduate in 2025.</text:p>
        </text:list-item>
        <text:list-item>
          <text:p text:style-name="P4">Answer the following by first thinking of what may happen, and then by editing your program to check your hypothesis. Would the compilation still be successful if we were to try to:</text:p>
          <text:list>
            <text:list-item>
              <text:p text:style-name="P7">Assign a value to a variable before declaring it?</text:p>
            </text:list-item>
            <text:list-item>
              <text:p text:style-name="P7">Display the content of a variable before assigning a value to it?</text:p>
            </text:list-item>
            <text:list-item>
              <text:p text:style-name="P7">Assign a <text:span text:style-name="NormalTok">String</text:span> value to an <text:span text:style-name="DataTypeTok">int</text:span> variable?</text:p>
            </text:list-item>
            <text:list-item>
              <text:p text:style-name="P7">Assign an <text:span text:style-name="DataTypeTok">int</text:span> value to a <text:span text:style-name="NormalTok">String</text:span> variable?</text:p>
            </text:list-item>
          </text:list>
        </text:list-item>
        <text:list-item>
          <text:p text:style-name="P4">At the end of your <text:span text:style-name="NormalTok">Main</text:span> method add three statements that change the values of the three variables and copy the <text:span text:style-name="NormalTok">Console</text:span><text:span text:style-name="OperatorTok">.</text:span><text:span text:style-name="FunctionTok">WriteLine</text:span> statement that was previously given. Notice that the very same statement will now print a different message!</text:p>
        </text:list-item>
      </text:list>
      <text:h text:style-name="Heading_20_1" text:outline-level="1"><text:bookmark-start text:name="experimenting-with-numeric-datatypes"/>Experimenting With Numeric Datatypes<text:bookmark-end text:name="experimenting-with-numeric-datatypes"/></text:h>
      <text:p text:style-name="First_20_paragraph">Compute in your head the result of the following operation: <draw:frame draw:style-name="fr1" text:anchor-type="as-char"><draw:object xlink:href="Formula-0/" xlink:type="simple" xlink:show="embed" xlink:actuate="onLoad"/></draw:frame>.</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8">Console.Write("With floats:\n\t");</text:p>
      <text:p text:style-name="P9">Console.WriteLine(1000000.0f + 1.2f - 1000000.0f);</text:p>
      <text:p text:style-name="P10">Console.Write("With double:\n\t");</text:p>
      <text:p text:style-name="P11">Console.WriteLine(1000000.0 + 1.2 - 1000000.0);</text:p>
      <text:p text:style-name="P12">Console.Write("With decimal:\n\t");</text:p>
      <text:p text:style-name="P13">Console.WriteLine(1000000.0m + 1.2m - 1000000.0m);</text:p>
      <text:p text:style-name="First_20_paragraph">Compile and execute your program. Can you explain what you just observed?</text:p>
      <text:p text:style-name="Text_20_body">Now execute the following code:</text:p>
      <text:p text:style-name="P14">decimal decVar = 12344321.4999999991M;</text:p>
      <text:p text:style-name="P15">double douVar = (double)decVar;</text:p>
      <text:p text:style-name="P16">float floVar = (float)douVar;</text:p>
      <text:p text:style-name="P17">Console.WriteLine($"With decimal: {decVar} \nWith double: {douVar} \nWith float: {floVar}");</text:p>
      <text:p text:style-name="First_20_paragraph">Can you explain the gradual loss of precision?</text:p>
      <text:h text:style-name="Heading_20_1" text:outline-level="1"><text:bookmark-start text:name="variable-assignments"/>Variable Assignments<text:bookmark-end text:name="variable-assignments"/></text:h>
      <text:p text:style-name="First_20_paragraph">For this problem, it is recommended that you think with a pen and a sheet of paper for some time before opening Visual Studio. Consider the following code:</text:p>
      <text:p text:style-name="P18">int a = 0;</text:p>
      <text:p text:style-name="P19">a = 12 - 3;</text:p>
      <text:p text:style-name="P20">a = 10 % 3;</text:p>
      <text:p text:style-name="P21">a = 12 * 2;</text:p>
      <text:p text:style-name="P22">a = 9 / 3;</text:p>
      <text:p text:style-name="P23">a = -3;</text:p>
      <text:p text:style-name="P24">a -= 3; // This is the same as a = a - 3;</text:p>
      <text:p text:style-name="P25">a += 5; // This is the same as a = a + 5;</text:p>
      <text:p text:style-name="P26">a *=12; // This is the same as a = a * 12;</text:p>
      <text:p text:style-name="P27">a /= 2; // This is the same as a = a / 2;</text:p>
      <text:p text:style-name="P28">a = a + a;</text:p>
      <text:list text:style-name="L4">
        <text:list-item>
          <text:p text:style-name="P29">In the previous code, what is the value of <text:span text:style-name="NormalTok">a</text:span> after each line is executed? Refer to Problem 1 in the second homework for guidance on those operations if needed.</text:p>
        </text:list-item>
        <text:list-item>
          <text:p text:style-name="P29">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57:36Z</meta:creation-date>
    <dc:date>2021-05-24T17:57:36Z</dc:date>
    <meta:user-defined meta:name="date" meta:value-type="string">May  24, 2021 (05: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n>1000000.0</mn>
    <mo>+</mo>
    <mn>1.2</mn>
    <mo>−</mo>
    <mn>1000000.0</mn>
  </mrow>
</math>
</file>